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a980f" officeooo:paragraph-rsid="001a980f" style:font-size-asian="14pt" style:font-size-complex="16pt"/>
    </style:style>
    <style:style style:name="T1" style:family="text">
      <style:text-properties officeooo:rsid="001a980f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1a980f" style:font-size-asian="15pt" style:font-size-complex="1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officeooo:rsid="001a980f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5"/><text:span text:style-name="T4"><text:s text:c="2"/></text:span><text:span text:style-name="T5">RISK BREAKDOWN</text:span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P1">1.When user click on submit button at that time data store in database.</text:p>
      <text:p text:style-name="P1"/>
      <text:p text:style-name="P1">2.Weekely data show on admin pannel.</text:p>
      <text:p text:style-name="P1"/>
      <text:p text:style-name="P1">3.Grarp of user show on admin pann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09:42:33.296964814</meta:creation-date>
    <dc:date>2018-03-22T09:45:28.705977125</dc:date>
    <meta:editing-duration>PT2M55S</meta:editing-duration>
    <meta:editing-cycles>1</meta:editing-cycles>
    <meta:document-statistic meta:table-count="0" meta:image-count="0" meta:object-count="0" meta:page-count="1" meta:paragraph-count="4" meta:word-count="28" meta:character-count="215" meta:non-whitespace-character-count="134"/>
    <meta:generator>LibreOffice/5.1.6.2$Linux_X86_64 LibreOffice_project/10m0$Build-2</meta:generator>
  </office:meta>
</office:document-meta>
</file>